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20pt" officeooo:paragraph-rsid="00034e72" style:font-size-asian="20pt" style:font-size-complex="20pt"/>
    </style:style>
    <style:style style:name="P2" style:family="paragraph" style:parent-style-name="Standard">
      <style:text-properties fo:font-size="20pt" officeooo:paragraph-rsid="00034e72" style:font-size-asian="20pt" style:font-size-complex="20pt"/>
    </style:style>
    <style:style style:name="P3" style:family="paragraph" style:parent-style-name="Standard">
      <style:text-properties fo:font-size="16pt" officeooo:paragraph-rsid="00034e72" style:font-size-asian="16pt" style:font-size-complex="16pt"/>
    </style:style>
    <style:style style:name="T1" style:family="text">
      <style:text-properties officeooo:rsid="000547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68929152" text:style-name="L1">
        <text:list-item>
          <text:p text:style-name="P1">Investigating and calibrating the dynamics of vehicles</text:p>
          <text:p text:style-name="P1">in traffic micro-simulations models</text:p>
        </text:list-item>
      </text:list>
      <text:p text:style-name="P3"/>
      <text:p text:style-name="P3">This research paper investigated two main</text:p>
      <text:p text:style-name="P3">approaches in studying how car dynamics are represented in AIMSUN traffic micro-simulation model.<text:span text:style-name="T1">AIMSUN next software allows to model transpotation network small and large from a single intersection to an entire region.</text:span></text:p>
      <text:p text:style-name="P2"/>
      <text:list xml:id="list221728362532809" text:continue-numbering="true" text:style-name="L1">
        <text:list-item>
          <text:p text:style-name="P1">Investigating the Transferability of Calibrated Microsimulation Parameters for Operational Performance Analysis in Roundabouts</text:p>
          <text:p text:style-name="P1"/>
        </text:list-item>
        <text:list-item>
          <text:p text:style-name="P1">Modelling, Simulation Methods for Intelligent Transportation Systems</text:p>
          <text:p text:style-name="P1"/>
        </text:list-item>
        <text:list-item>
          <text:p text:style-name="P1">Short-term traffic forecasting: Where we are and where we’re going</text:p>
          <text:p text:style-name="P1"/>
        </text:list-item>
        <text:list-item>
          <text:p text:style-name="P1">Speed and acceleration distributions at a traffic signal</text:p>
          <text:p text:style-name="P1">analyzed from microscopic real and simulated data</text:p>
          <text:p text:style-name="P1"/>
        </text:list-item>
        <text:list-item>
          <text:p text:style-name="P1">Traffic Simulation:Case for guidelines</text:p>
        </text:list-item>
      </text:list>
      <text:p text:style-name="P2"/>
      <text:list xml:id="list221726674079416" text:continue-numbering="true" text:style-name="L1">
        <text:list-item>
          <text:p text:style-name="P1">Use of Mobile Data for Weather - Responsive Traffic Management Mode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1:55:41.040449678</meta:creation-date>
    <dc:date>2019-10-03T22:17:25.849590085</dc:date>
    <meta:editing-duration>PT19S</meta:editing-duration>
    <meta:editing-cycles>1</meta:editing-cycles>
    <meta:document-statistic meta:table-count="0" meta:image-count="0" meta:object-count="0" meta:page-count="1" meta:paragraph-count="11" meta:word-count="115" meta:character-count="835" meta:non-whitespace-character-count="738"/>
    <meta:generator>LibreOffice/6.0.7.3$Linux_X86_64 LibreOffice_project/00m0$Build-3</meta:generator>
  </office:meta>
</office:document-meta>
</file>